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GB" fo:font-weight="bold" officeooo:rsid="00113a15" officeooo:paragraph-rsid="00113a15" style:font-weight-asian="bold" style:font-weight-complex="bold"/>
    </style:style>
    <style:style style:name="P2" style:family="paragraph" style:parent-style-name="Standard">
      <style:text-properties fo:language="en" fo:country="GB" fo:font-weight="bold" officeooo:rsid="00113a15" officeooo:paragraph-rsid="00123bda" style:font-weight-asian="bold" style:font-weight-complex="bold"/>
    </style:style>
    <style:style style:name="P3" style:family="paragraph" style:parent-style-name="Standard">
      <style:text-properties fo:language="en" fo:country="GB" fo:font-weight="normal" officeooo:rsid="00113a15" officeooo:paragraph-rsid="00113a15" style:font-weight-asian="normal" style:font-weight-complex="normal"/>
    </style:style>
    <style:style style:name="P4" style:family="paragraph" style:parent-style-name="Standard">
      <style:text-properties fo:language="en" fo:country="GB" fo:font-weight="normal" officeooo:rsid="00113a15" officeooo:paragraph-rsid="0015d9d5" style:font-weight-asian="normal" style:font-weight-complex="normal"/>
    </style:style>
    <style:style style:name="P5" style:family="paragraph" style:parent-style-name="Standard">
      <style:text-properties fo:language="en" fo:country="GB" fo:font-weight="normal" officeooo:rsid="00113a15" officeooo:paragraph-rsid="00123bda" style:font-weight-asian="normal" style:font-weight-complex="normal"/>
    </style:style>
    <style:style style:name="P6" style:family="paragraph" style:parent-style-name="Standard">
      <style:text-properties fo:language="en" fo:country="GB" fo:font-weight="normal" officeooo:rsid="00123bda" officeooo:paragraph-rsid="00123bda" style:font-weight-asian="normal" style:font-weight-complex="normal"/>
    </style:style>
    <style:style style:name="P7" style:family="paragraph" style:parent-style-name="Standard">
      <style:text-properties fo:language="en" fo:country="GB" fo:font-style="italic" fo:font-weight="normal" officeooo:rsid="00113a15" officeooo:paragraph-rsid="00113a15" style:font-style-asian="italic" style:font-weight-asian="normal" style:font-style-complex="italic" style:font-weight-complex="normal"/>
    </style:style>
    <style:style style:name="P8" style:family="paragraph" style:parent-style-name="Standard">
      <style:text-properties fo:language="en" fo:country="GB" fo:font-style="italic" fo:font-weight="normal" officeooo:rsid="001c769b" officeooo:paragraph-rsid="001c769b" style:font-style-asian="italic" style:font-weight-asian="normal" style:font-style-complex="italic" style:font-weight-complex="normal"/>
    </style:style>
    <style:style style:name="P9" style:family="paragraph" style:parent-style-name="Standard">
      <style:text-properties fo:language="en" fo:country="GB" fo:font-style="italic" fo:font-weight="normal" officeooo:rsid="00135b30" officeooo:paragraph-rsid="00135b30" style:font-style-asian="italic" style:font-weight-asian="normal" style:font-style-complex="italic" style:font-weight-complex="normal"/>
    </style:style>
    <style:style style:name="P10" style:family="paragraph" style:parent-style-name="Standard">
      <style:text-properties fo:language="en" fo:country="GB" fo:font-style="italic" fo:font-weight="normal" officeooo:rsid="0025873b" officeooo:paragraph-rsid="0025873b" style:font-style-asian="italic" style:font-weight-asian="normal" style:font-style-complex="italic" style:font-weight-complex="normal"/>
    </style:style>
    <style:style style:name="P11" style:family="paragraph" style:parent-style-name="Standard">
      <style:text-properties fo:language="en" fo:country="GB" fo:font-style="italic" fo:font-weight="normal" officeooo:rsid="001ab5c7" officeooo:paragraph-rsid="001ab5c7" style:font-style-asian="italic" style:font-weight-asian="normal" style:font-style-complex="italic" style:font-weight-complex="normal"/>
    </style:style>
    <style:style style:name="P12" style:family="paragraph" style:parent-style-name="Standard">
      <style:text-properties fo:language="en" fo:country="GB" fo:font-style="italic" fo:font-weight="normal" officeooo:rsid="0014c307" officeooo:paragraph-rsid="0017a1a4" style:font-style-asian="italic" style:font-weight-asian="normal" style:font-style-complex="italic" style:font-weight-complex="normal"/>
    </style:style>
    <style:style style:name="P13" style:family="paragraph" style:parent-style-name="Standard">
      <style:text-properties fo:language="en" fo:country="GB" fo:font-style="italic" fo:font-weight="normal" officeooo:rsid="0014c307" officeooo:paragraph-rsid="0014c307" style:font-style-asian="italic" style:font-weight-asian="normal" style:font-style-complex="italic" style:font-weight-complex="normal"/>
    </style:style>
    <style:style style:name="P14" style:family="paragraph" style:parent-style-name="Standard">
      <style:text-properties fo:language="en" fo:country="GB" fo:font-style="italic" fo:font-weight="bold" officeooo:rsid="002304f8" officeooo:paragraph-rsid="001c769b" style:font-style-asian="italic" style:font-weight-asian="bold" style:font-style-complex="italic" style:font-weight-complex="bold"/>
    </style:style>
    <style:style style:name="P15" style:family="paragraph" style:parent-style-name="Standard">
      <style:text-properties fo:language="en" fo:country="GB" fo:font-style="italic" fo:font-weight="bold" officeooo:rsid="001c769b" officeooo:paragraph-rsid="001c769b" style:font-style-asian="italic" style:font-weight-asian="bold" style:font-style-complex="italic" style:font-weight-complex="bold"/>
    </style:style>
    <style:style style:name="P16" style:family="paragraph" style:parent-style-name="Standard">
      <style:text-properties fo:language="en" fo:country="GB" fo:font-style="italic" fo:font-weight="bold" officeooo:rsid="00123bda" officeooo:paragraph-rsid="0014c307" style:font-style-asian="italic" style:font-weight-asian="bold" style:font-style-complex="italic" style:font-weight-complex="bold"/>
    </style:style>
    <style:style style:name="P17" style:family="paragraph" style:parent-style-name="Standard">
      <style:text-properties fo:language="en" fo:country="GB" fo:font-style="italic" fo:font-weight="bold" officeooo:rsid="0014c307" officeooo:paragraph-rsid="0014c307" style:font-style-asian="italic" style:font-weight-asian="bold" style:font-style-complex="italic" style:font-weight-complex="bold"/>
    </style:style>
    <style:style style:name="P18" style:family="paragraph" style:parent-style-name="Standard">
      <style:text-properties fo:language="en" fo:country="GB" fo:font-style="italic" fo:font-weight="bold" officeooo:rsid="0014c307" officeooo:paragraph-rsid="00150624" style:font-style-asian="italic" style:font-weight-asian="bold" style:font-style-complex="italic" style:font-weight-complex="bold"/>
    </style:style>
    <style:style style:name="P19" style:family="paragraph" style:parent-style-name="Standard">
      <style:text-properties fo:language="en" fo:country="GB" fo:font-style="normal" fo:font-weight="normal" officeooo:rsid="00113a15" officeooo:paragraph-rsid="00113a15" style:font-style-asian="normal" style:font-weight-asian="normal" style:font-style-complex="normal" style:font-weight-complex="normal"/>
    </style:style>
    <style:style style:name="P20" style:family="paragraph" style:parent-style-name="Standard">
      <style:text-properties fo:language="en" fo:country="GB" fo:font-style="normal" fo:font-weight="normal" officeooo:rsid="00113a15" officeooo:paragraph-rsid="00219e9c" style:font-style-asian="normal" style:font-weight-asian="normal" style:font-style-complex="normal" style:font-weight-complex="normal"/>
    </style:style>
    <style:style style:name="P21" style:family="paragraph" style:parent-style-name="Standard">
      <style:text-properties fo:language="en" fo:country="GB" fo:font-style="normal" fo:font-weight="normal" officeooo:rsid="00135b30" officeooo:paragraph-rsid="00135b30" style:font-style-asian="normal" style:font-weight-asian="normal" style:font-style-complex="normal" style:font-weight-complex="normal"/>
    </style:style>
    <style:style style:name="P22" style:family="paragraph" style:parent-style-name="Standard">
      <style:text-properties fo:language="en" fo:country="GB" fo:font-style="normal" fo:font-weight="normal" officeooo:rsid="00135b30" officeooo:paragraph-rsid="00123bda" style:font-style-asian="normal" style:font-weight-asian="normal" style:font-style-complex="normal" style:font-weight-complex="normal"/>
    </style:style>
    <style:style style:name="P23" style:family="paragraph" style:parent-style-name="Standard">
      <style:text-properties fo:language="en" fo:country="GB" fo:font-style="normal" fo:font-weight="normal" officeooo:rsid="0014c307" officeooo:paragraph-rsid="0014c307" style:font-style-asian="normal" style:font-weight-asian="normal" style:font-style-complex="normal" style:font-weight-complex="normal"/>
    </style:style>
    <style:style style:name="P24" style:family="paragraph" style:parent-style-name="Standard">
      <style:text-properties fo:language="en" fo:country="GB" fo:font-style="normal" fo:font-weight="normal" officeooo:rsid="0014c307" officeooo:paragraph-rsid="00135b30" style:font-style-asian="normal" style:font-weight-asian="normal" style:font-style-complex="normal" style:font-weight-complex="normal"/>
    </style:style>
    <style:style style:name="P25" style:family="paragraph" style:parent-style-name="Standard">
      <style:text-properties fo:language="en" fo:country="GB" fo:font-style="normal" fo:font-weight="normal" officeooo:rsid="00123bda" officeooo:paragraph-rsid="00123bda" style:font-style-asian="normal" style:font-weight-asian="normal" style:font-style-complex="normal" style:font-weight-complex="normal"/>
    </style:style>
    <style:style style:name="P26" style:family="paragraph" style:parent-style-name="Standard">
      <style:text-properties fo:language="en" fo:country="GB" fo:font-style="normal" fo:font-weight="normal" officeooo:rsid="00123bda" officeooo:paragraph-rsid="00135b30" style:font-style-asian="normal" style:font-weight-asian="normal" style:font-style-complex="normal" style:font-weight-complex="normal"/>
    </style:style>
    <style:style style:name="P27" style:family="paragraph" style:parent-style-name="Standard">
      <style:text-properties fo:language="en" fo:country="GB" fo:font-style="normal" fo:font-weight="normal" officeooo:rsid="0017a1a4" officeooo:paragraph-rsid="0017a1a4" style:font-style-asian="normal" style:font-weight-asian="normal" style:font-style-complex="normal" style:font-weight-complex="normal"/>
    </style:style>
    <style:style style:name="P28" style:family="paragraph" style:parent-style-name="Standard">
      <style:text-properties fo:language="en" fo:country="GB" fo:font-style="normal" fo:font-weight="normal" officeooo:rsid="0017a1a4" officeooo:paragraph-rsid="00135b30" style:font-style-asian="normal" style:font-weight-asian="normal" style:font-style-complex="normal" style:font-weight-complex="normal"/>
    </style:style>
    <style:style style:name="P29" style:family="paragraph" style:parent-style-name="Standard">
      <style:text-properties fo:language="en" fo:country="GB" fo:font-style="normal" fo:font-weight="normal" officeooo:rsid="0017a1a4" officeooo:paragraph-rsid="001b636e" style:font-style-asian="normal" style:font-weight-asian="normal" style:font-style-complex="normal" style:font-weight-complex="normal"/>
    </style:style>
    <style:style style:name="P30" style:family="paragraph" style:parent-style-name="Standard">
      <style:text-properties fo:language="en" fo:country="GB" fo:font-style="normal" fo:font-weight="normal" officeooo:rsid="0017a1a4" officeooo:paragraph-rsid="00219e9c" style:font-style-asian="normal" style:font-weight-asian="normal" style:font-style-complex="normal" style:font-weight-complex="normal"/>
    </style:style>
    <style:style style:name="P31" style:family="paragraph" style:parent-style-name="Standard">
      <style:text-properties fo:language="en" fo:country="GB" fo:font-style="normal" fo:font-weight="normal" officeooo:rsid="001869b4" officeooo:paragraph-rsid="001869b4" style:font-style-asian="normal" style:font-weight-asian="normal" style:font-style-complex="normal" style:font-weight-complex="normal"/>
    </style:style>
    <style:style style:name="P32" style:family="paragraph" style:parent-style-name="Standard">
      <style:text-properties fo:language="en" fo:country="GB" fo:font-style="normal" fo:font-weight="normal" officeooo:rsid="001ab5c7" officeooo:paragraph-rsid="001ab5c7" style:font-style-asian="normal" style:font-weight-asian="normal" style:font-style-complex="normal" style:font-weight-complex="normal"/>
    </style:style>
    <style:style style:name="P33" style:family="paragraph" style:parent-style-name="Standard">
      <style:text-properties fo:language="en" fo:country="GB" fo:font-style="normal" fo:font-weight="normal" officeooo:rsid="001b636e" officeooo:paragraph-rsid="001b636e" style:font-style-asian="normal" style:font-weight-asian="normal" style:font-style-complex="normal" style:font-weight-complex="normal"/>
    </style:style>
    <style:style style:name="P34" style:family="paragraph" style:parent-style-name="Standard">
      <style:text-properties fo:language="en" fo:country="GB" fo:font-style="normal" fo:font-weight="normal" officeooo:rsid="001e4d90" officeooo:paragraph-rsid="001e4d90" style:font-style-asian="normal" style:font-weight-asian="normal" style:font-style-complex="normal" style:font-weight-complex="normal"/>
    </style:style>
    <style:style style:name="P35" style:family="paragraph" style:parent-style-name="Standard">
      <style:text-properties fo:language="en" fo:country="GB" fo:font-style="normal" fo:font-weight="normal" officeooo:rsid="001f7a2e" officeooo:paragraph-rsid="001f7a2e" style:font-style-asian="normal" style:font-weight-asian="normal" style:font-style-complex="normal" style:font-weight-complex="normal"/>
    </style:style>
    <style:style style:name="P36" style:family="paragraph" style:parent-style-name="Standard">
      <style:text-properties fo:language="en" fo:country="GB" fo:font-style="normal" fo:font-weight="normal" officeooo:rsid="0025e78b" officeooo:paragraph-rsid="0025e78b" style:font-style-asian="normal" style:font-weight-asian="normal" style:font-style-complex="normal" style:font-weight-complex="normal"/>
    </style:style>
    <style:style style:name="P37" style:family="paragraph" style:parent-style-name="Standard">
      <style:text-properties fo:language="en" fo:country="GB" fo:font-style="normal" fo:font-weight="normal" officeooo:rsid="0026b126" officeooo:paragraph-rsid="0026b126" style:font-style-asian="normal" style:font-weight-asian="normal" style:font-style-complex="normal" style:font-weight-complex="normal"/>
    </style:style>
    <style:style style:name="P38" style:family="paragraph" style:parent-style-name="Standard">
      <style:text-properties fo:language="en" fo:country="GB" fo:font-style="normal" fo:font-weight="normal" officeooo:rsid="00219e9c" officeooo:paragraph-rsid="00123bda" style:font-style-asian="normal" style:font-weight-asian="normal" style:font-style-complex="normal" style:font-weight-complex="normal"/>
    </style:style>
    <style:style style:name="P39" style:family="paragraph" style:parent-style-name="Standard">
      <style:text-properties fo:language="en" fo:country="GB" fo:font-style="normal" fo:font-weight="bold" officeooo:rsid="00123bda" officeooo:paragraph-rsid="00123bda" style:font-style-asian="normal" style:font-weight-asian="bold" style:font-style-complex="normal" style:font-weight-complex="bold"/>
    </style:style>
    <style:style style:name="P40" style:family="paragraph" style:parent-style-name="Standard">
      <style:text-properties fo:language="en" fo:country="GB" fo:font-style="normal" fo:font-weight="bold" officeooo:rsid="00123bda" officeooo:paragraph-rsid="00135b30" style:font-style-asian="normal" style:font-weight-asian="bold" style:font-style-complex="normal" style:font-weight-complex="bold"/>
    </style:style>
    <style:style style:name="P41" style:family="paragraph" style:parent-style-name="Standard">
      <style:text-properties fo:language="en" fo:country="GB" fo:font-style="normal" fo:font-weight="bold" officeooo:rsid="00123bda" officeooo:paragraph-rsid="00150624" style:font-style-asian="normal" style:font-weight-asian="bold" style:font-style-complex="normal" style:font-weight-complex="bold"/>
    </style:style>
    <style:style style:name="P42" style:family="paragraph" style:parent-style-name="Standard">
      <style:text-properties fo:language="en" fo:country="GB" fo:font-style="normal" fo:font-weight="bold" officeooo:rsid="00123bda" officeooo:paragraph-rsid="001b636e" style:font-style-asian="normal" style:font-weight-asian="bold" style:font-style-complex="normal" style:font-weight-complex="bold"/>
    </style:style>
    <style:style style:name="P43" style:family="paragraph" style:parent-style-name="Standard">
      <style:text-properties fo:language="en" fo:country="GB" fo:font-style="normal" fo:font-weight="bold" officeooo:rsid="00135b30" officeooo:paragraph-rsid="00135b30" style:font-style-asian="normal" style:font-weight-asian="bold" style:font-style-complex="normal" style:font-weight-complex="bold"/>
    </style:style>
    <style:style style:name="P44" style:family="paragraph" style:parent-style-name="Standard">
      <style:text-properties fo:language="en" fo:country="GB" fo:font-style="normal" fo:font-weight="bold" officeooo:rsid="0014c307" officeooo:paragraph-rsid="0014c307" style:font-style-asian="normal" style:font-weight-asian="bold" style:font-style-complex="normal" style:font-weight-complex="bold"/>
    </style:style>
    <style:style style:name="P45" style:family="paragraph" style:parent-style-name="Standard">
      <style:text-properties fo:language="en" fo:country="GB" fo:font-style="normal" fo:font-weight="bold" officeooo:rsid="0014c307" officeooo:paragraph-rsid="00150624" style:font-style-asian="normal" style:font-weight-asian="bold" style:font-style-complex="normal" style:font-weight-complex="bold"/>
    </style:style>
    <style:style style:name="P46" style:family="paragraph" style:parent-style-name="Standard">
      <style:text-properties fo:language="en" fo:country="GB" fo:font-style="normal" fo:font-weight="bold" officeooo:rsid="001c769b" officeooo:paragraph-rsid="001c769b" style:font-style-asian="normal" style:font-weight-asian="bold" style:font-style-complex="normal" style:font-weight-complex="bold"/>
    </style:style>
    <style:style style:name="P47" style:family="paragraph" style:parent-style-name="Standard">
      <style:text-properties fo:language="en" fo:country="GB" fo:font-style="normal" fo:font-weight="bold" officeooo:rsid="00219e9c" officeooo:paragraph-rsid="00219e9c" style:font-style-asian="normal" style:font-weight-asian="bold" style:font-style-complex="normal" style:font-weight-complex="bold"/>
    </style:style>
    <style:style style:name="P48" style:family="paragraph" style:parent-style-name="Standard">
      <style:text-properties fo:language="en" fo:country="GB" fo:font-style="normal" fo:font-weight="bold" officeooo:rsid="0025e78b" officeooo:paragraph-rsid="0025e78b" style:font-style-asian="normal" style:font-weight-asian="bold" style:font-style-complex="normal" style:font-weight-complex="bold"/>
    </style:style>
    <style:style style:name="P49" style:family="paragraph" style:parent-style-name="Standard">
      <style:text-properties fo:language="en" fo:country="GB" fo:font-style="normal" fo:font-weight="bold" officeooo:rsid="0017a1a4" officeooo:paragraph-rsid="00135b30" style:font-style-asian="normal" style:font-weight-asian="bold" style:font-style-complex="normal" style:font-weight-complex="bold"/>
    </style:style>
    <style:style style:name="P50" style:family="paragraph" style:parent-style-name="Standard">
      <style:text-properties fo:language="en" fo:country="GB" fo:font-style="normal" fo:font-weight="bold" officeooo:rsid="0021eb7a" officeooo:paragraph-rsid="00284092" style:font-style-asian="normal" style:font-weight-asian="bold" style:font-style-complex="normal" style:font-weight-complex="bold"/>
    </style:style>
    <style:style style:name="P51" style:family="paragraph" style:parent-style-name="Standard">
      <style:text-properties fo:language="en" fo:country="GB" fo:font-style="normal" style:text-underline-style="solid" style:text-underline-width="auto" style:text-underline-color="font-color" fo:font-weight="normal" officeooo:rsid="00135b30" officeooo:paragraph-rsid="00135b30"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3bda" style:font-weight-asian="normal" style:font-weight-complex="normal"/>
    </style:style>
    <style:style style:name="T3" style:family="text">
      <style:text-properties fo:font-weight="normal" officeooo:rsid="00135b30" style:font-weight-asian="normal" style:font-weight-complex="normal"/>
    </style:style>
    <style:style style:name="T4" style:family="text">
      <style:text-properties fo:font-weight="normal" officeooo:rsid="0014c307" style:font-weight-asian="normal" style:font-weight-complex="normal"/>
    </style:style>
    <style:style style:name="T5" style:family="text">
      <style:text-properties fo:font-weight="normal" officeooo:rsid="0014d7b0" style:font-weight-asian="normal" style:font-weight-complex="normal"/>
    </style:style>
    <style:style style:name="T6" style:family="text">
      <style:text-properties fo:font-weight="normal" officeooo:rsid="00150624" style:font-weight-asian="normal" style:font-weight-complex="normal"/>
    </style:style>
    <style:style style:name="T7" style:family="text">
      <style:text-properties fo:font-weight="normal" officeooo:rsid="0017a1a4" style:font-weight-asian="normal" style:font-weight-complex="normal"/>
    </style:style>
    <style:style style:name="T8" style:family="text">
      <style:text-properties fo:font-weight="normal" officeooo:rsid="001869b4" style:font-weight-asian="normal" style:font-weight-complex="normal"/>
    </style:style>
    <style:style style:name="T9" style:family="text">
      <style:text-properties fo:font-weight="normal" officeooo:rsid="001b636e" style:font-weight-asian="normal" style:font-weight-complex="normal"/>
    </style:style>
    <style:style style:name="T10" style:family="text">
      <style:text-properties fo:font-weight="normal" officeooo:rsid="001c769b" style:font-weight-asian="normal" style:font-weight-complex="normal"/>
    </style:style>
    <style:style style:name="T11" style:family="text">
      <style:text-properties fo:font-weight="normal" officeooo:rsid="001e4d90" style:font-weight-asian="normal" style:font-weight-complex="normal"/>
    </style:style>
    <style:style style:name="T12" style:family="text">
      <style:text-properties fo:font-weight="normal" officeooo:rsid="002014ea" style:font-weight-asian="normal" style:font-weight-complex="normal"/>
    </style:style>
    <style:style style:name="T13" style:family="text">
      <style:text-properties fo:font-weight="normal" officeooo:rsid="00219e9c" style:font-weight-asian="normal" style:font-weight-complex="normal"/>
    </style:style>
    <style:style style:name="T14" style:family="text">
      <style:text-properties fo:font-weight="normal" officeooo:rsid="0021eb7a" style:font-weight-asian="normal" style:font-weight-complex="normal"/>
    </style:style>
    <style:style style:name="T15" style:family="text">
      <style:text-properties fo:font-weight="normal" officeooo:rsid="0023f8d7" style:font-weight-asian="normal" style:font-weight-complex="normal"/>
    </style:style>
    <style:style style:name="T16" style:family="text">
      <style:text-properties fo:font-weight="normal" officeooo:rsid="0025e78b" style:font-weight-asian="normal" style:font-weight-complex="normal"/>
    </style:style>
    <style:style style:name="T17" style:family="text">
      <style:text-properties fo:font-weight="normal" officeooo:rsid="00284092" style:font-weight-asian="normal" style:font-weight-complex="normal"/>
    </style:style>
    <style:style style:name="T18" style:family="text">
      <style:text-properties officeooo:rsid="00123bda"/>
    </style:style>
    <style:style style:name="T19" style:family="text">
      <style:text-properties officeooo:rsid="0014d7b0"/>
    </style:style>
    <style:style style:name="T20" style:family="text">
      <style:text-properties officeooo:rsid="0015d9d5"/>
    </style:style>
    <style:style style:name="T21" style:family="text">
      <style:text-properties officeooo:rsid="0017a1a4"/>
    </style:style>
    <style:style style:name="T22" style:family="text">
      <style:text-properties officeooo:rsid="001869b4"/>
    </style:style>
    <style:style style:name="T23" style:family="text">
      <style:text-properties fo:font-style="italic" fo:font-weight="normal" officeooo:rsid="001b636e" style:font-style-asian="italic" style:font-weight-asian="normal" style:font-style-complex="italic" style:font-weight-complex="normal"/>
    </style:style>
    <style:style style:name="T24" style:family="text">
      <style:text-properties fo:font-style="italic" fo:font-weight="normal" officeooo:rsid="001f7a2e" style:font-style-asian="italic" style:font-weight-asian="normal" style:font-style-complex="italic" style:font-weight-complex="normal"/>
    </style:style>
    <style:style style:name="T25" style:family="text">
      <style:text-properties officeooo:rsid="0019c364"/>
    </style:style>
    <style:style style:name="T26" style:family="text">
      <style:text-properties officeooo:rsid="001b636e"/>
    </style:style>
    <style:style style:name="T27" style:family="text">
      <style:text-properties officeooo:rsid="001e4d90"/>
    </style:style>
    <style:style style:name="T28" style:family="text">
      <style:text-properties style:text-line-through-style="solid" style:text-line-through-type="single" fo:font-style="italic" fo:font-weight="normal" officeooo:rsid="001b636e" style:font-style-asian="italic" style:font-weight-asian="normal" style:font-style-complex="italic" style:font-weight-complex="normal"/>
    </style:style>
    <style:style style:name="T29" style:family="text">
      <style:text-properties officeooo:rsid="001f7a2e"/>
    </style:style>
    <style:style style:name="T30" style:family="text">
      <style:text-properties officeooo:rsid="002014ea"/>
    </style:style>
    <style:style style:name="T31" style:family="text">
      <style:text-properties officeooo:rsid="00219e9c"/>
    </style:style>
    <style:style style:name="T32" style:family="text">
      <style:text-properties officeooo:rsid="0021eb7a"/>
    </style:style>
    <style:style style:name="T33" style:family="text">
      <style:text-properties officeooo:rsid="002304f8"/>
    </style:style>
    <style:style style:name="T34" style:family="text">
      <style:text-properties officeooo:rsid="0025873b"/>
    </style:style>
    <style:style style:name="T35" style:family="text">
      <style:text-properties officeooo:rsid="002840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pujarra Brothers<text:tab/><text:tab/><text:tab/><text:tab/><text:tab/><text:tab/><text:tab/><text:tab/>(<text:span text:style-name="T1">website)</text:span></text:p>
      <text:p text:style-name="P3"/>
      <text:p text:style-name="P2"><text:span text:style-name="T2">Supporting and m</text:span><text:span text:style-name="T1">entoring </text:span><text:span text:style-name="T2">young men</text:span></text:p>
      <text:p text:style-name="P6">Modelling healthy masculinity</text:p>
      <text:p text:style-name="P2"><text:span text:style-name="T1">Rites of passage/</text:span><text:span text:style-name="T5">Initiations</text:span></text:p>
      <text:p text:style-name="P5">community support</text:p>
      <text:p text:style-name="P3"/>
      <text:p text:style-name="P1"><text:span text:style-name="T20">WELCOME/ </text:span>Who we are</text:p>
      <text:p text:style-name="P3"/>
      <text:p text:style-name="P4">The Alpujarra Brothers are a group of men<text:span text:style-name="T20"> who have come together to build trust and comradeship with the aim of modelling healthy male behaviour.</text:span> <text:s/><text:span text:style-name="T20">We meet</text:span> up on a weekly basis to support each other in order to support the community. <text:s/>Part of the New Mankind movement, we are inspired by and modelled on ‘A Band of Brothers’<text:span text:style-name="T31">(ABOB)</text:span>, a UK charity.</text:p>
      <text:p text:style-name="P3"/>
      <text:p text:style-name="P7">‘Saving the World one man at a time’ <text:tab/>‘<text:span text:style-name="T20">Healthy men for a healthy society’</text:span></text:p>
      <text:p text:style-name="P7"/>
      <text:p text:style-name="P20">In the UK <text:span text:style-name="T31">ABOB</text:span> support men of all ages, all walks of life and all over the country, <text:span text:style-name="T31">through</text:span> <text:span text:style-name="T27">mentoring, i</text:span>nitiations and weekly meetings <text:span text:style-name="T19">of</text:span> local groups. <text:s/>ABOB <text:span text:style-name="T27">also </text:span>works with the probation service and is extremely successful in helping troubled young men to turn their lives around. </text:p>
      <text:p text:style-name="P19"/>
      <text:p text:style-name="P20"><text:span text:style-name="T21">Here in Spain, t</text:span>he Alpujarra <text:span text:style-name="T27">B</text:span>rothers have been meeting <text:span text:style-name="T27">since 2018</text:span>. <text:s/><text:span text:style-name="T21">W</text:span>e <text:span text:style-name="T19">work together at becoming</text:span> <text:span text:style-name="T31">the men we want to be:</text:span> <text:span text:style-name="T21">emotionally balanced and mature, capable of looking after ourselves and others, </text:span>men of <text:span text:style-name="T18">honour and </text:span>integrity<text:span text:style-name="T21">. <text:s/>We strive to be better fathers, better partners, better friends, but above all better men. <text:s/></text:span></text:p>
      <text:p text:style-name="P20"/>
      <text:p text:style-name="P30">We are now in a position to offer our services to the local community. <text:s/>At this point this is restricted to the English speaking community and men of age but in the longer term we want to grow into running a Spanish language group as well as reaching out to teenage boys. <text:s/>On an individual basis some of our members do so already. <text:s/>What we offer is mentoring services for young men, community support and rite of passage/initiation weekends for men of any age.</text:p>
      <text:p text:style-name="P25"/>
      <text:p text:style-name="P25"/>
      <text:p text:style-name="P47">Why are we here? (Why do we need men groups?)</text:p>
      <text:p text:style-name="P25"/>
      <text:p text:style-name="P39"><text:span text:style-name="T1">The</text:span><text:span text:style-name="T11">re</text:span><text:span text:style-name="T1"> is a pronounced lack of positive male role models in society as a whole. <text:s/>Lonely, angry, </text:span><text:span text:style-name="T13">selfish,</text:span><text:span text:style-name="T1"> </text:span><text:span text:style-name="T15">old yet </text:span><text:span text:style-name="T1">immature men are </text:span><text:span text:style-name="T3">som</text:span><text:span text:style-name="T13">ehow</text:span><text:span text:style-name="T3"> in charge of running </text:span><text:span text:style-name="T8">countries, co</text:span><text:span text:style-name="T11">r</text:span><text:span text:style-name="T8">p</text:span><text:span text:style-name="T11">o</text:span><text:span text:style-name="T8">rations </text:span><text:span text:style-name="T13">and</text:span><text:span text:style-name="T8"> cultural </text:span><text:span text:style-name="T3">institutions and the result is a disaste</text:span><text:span text:style-name="T13">r. <text:s/>Greed overrules cooperation, short term thinking is put before the consideration of future generations. <text:s/>Violence and war are accepted as </text:span><text:span text:style-name="T15">being</text:span><text:span text:style-name="T13"> legitimate and representative </text:span><text:span text:style-name="T15">of</text:span><text:span text:style-name="T13"> human nature. What we think of as </text:span><text:span text:style-name="T14">the ‘</text:span><text:span text:style-name="T13">normal’ </text:span><text:span text:style-name="T14">state of affair</text:span><text:span text:style-name="T13"> is </text:span><text:span text:style-name="T15">really an</text:span><text:span text:style-name="T14"> </text:span><text:span text:style-name="T15">imbalance</text:span><text:span text:style-name="T13">. Destruction</text:span><text:span text:style-name="T15"> and aggression rather than nurturing and caring, found in society as a whole as well as in the personalities of many individual men. <text:s/></text:span><text:span text:style-name="T16">Whilst it would be oversimplifying to link all the wrongs of the world to toxic masculinity, healing men might yet proof to be one of the most effective tools in saving </text:span><text:span text:style-name="T17">the</text:span><text:span text:style-name="T16"> world</text:span></text:p>
      <text:p text:style-name="P38"/>
      <text:p text:style-name="P50"><text:span text:style-name="T16">As it stands</text:span><text:span text:style-name="T1"> it is very difficult for anyone to see a way forward </text:span><text:span text:style-name="T16">i</text:span><text:span text:style-name="T1">n thi</text:span><text:span text:style-name="T17">s</text:span><text:span text:style-name="T1"> overly complex dog-eat-dog world . <text:s/>But especially young men lack guidance. <text:s/>There is very few good, loving and capable male role models </text:span><text:span text:style-name="T15">in the public sphere</text:span><text:span text:style-name="T1">. <text:s/></text:span><text:span text:style-name="T16">Healthy men are hard to find.</text:span></text:p>
      <text:p text:style-name="P22"/>
      <text:p text:style-name="P21">On a local level in the Alpujarras, many of us have come here to rediscover community, a simpler life <text:span text:style-name="T32">and</text:span> quite possibly aspects of a more traditional life.</text:p>
      <text:p text:style-name="P21"><text:soft-page-break/>The irony is that for some of our young men being torn away from their country, a parent, wider family, friends, and/<text:span text:style-name="T32">or</text:span> a familiar cultural context can be quite isolating. <text:s/><text:span text:style-name="T32">T</text:span>he<text:span text:style-name="T27">re</text:span> is <text:span text:style-name="T32">also </text:span>a very high proportion of children with no father figure present, be it physically or emotionally.</text:p>
      <text:p text:style-name="P34"/>
      <text:p text:style-name="P34"><text:span text:style-name="T32">The Alpujarra Brothers seek to offer</text:span> guidance, support <text:span text:style-name="T32">and</text:span> hope <text:span text:style-name="T32">to young men locally. <text:s/>We are also a solid community of men that others can join.</text:span></text:p>
      <text:p text:style-name="P21"/>
      <text:p text:style-name="P21"/>
      <text:p text:style-name="P49">Toxic masculinity</text:p>
      <text:p text:style-name="P21"/>
      <text:p text:style-name="P21">Men are incapable of dealing with their emotions. <text:s/><text:span text:style-name="T21">Even though this is clearly a false belief, in practise</text:span> <text:span text:style-name="T22">it too</text:span> often <text:span text:style-name="T21">seems to be </text:span>proven right. <text:s/>In many male peer groups emotionally open men are looked down upon. <text:s/><text:span text:style-name="T22">Many of us were actually taught to suppress emotions </text:span>and <text:span text:style-name="T25">often it seems to be the safe thing to do. <text:s/>But it’s not</text:span>.</text:p>
      <text:p text:style-name="P21"/>
      <text:p text:style-name="P51"><text:span text:style-name="T25">A</text:span>voiding grief, anger or fear means losing out on joy too.</text:p>
      <text:p text:style-name="P21"/>
      <text:p text:style-name="P21">And what <text:span text:style-name="T19">is</text:span> not felt often comes to the surface in damaging ways: toxic behaviour, aggression, addicti<text:span text:style-name="T33">on and/or</text:span> ill health. <text:span text:style-name="T25">This has</text:span> terrible consequences <text:span text:style-name="T19">for</text:span> the men in question, their loved ones and society as a whole.</text:p>
      <text:p text:style-name="P21"/>
      <text:p text:style-name="P35"><text:span text:style-name="T33">Quote: </text:span>The uninitiated man will burn down the village..</text:p>
      <text:p text:style-name="P21"/>
      <text:p text:style-name="P46"/>
      <text:p text:style-name="P14">Our philosophy <text:s/><text:span text:style-name="T17">(just notes at the moment, let’s leave this out for now)</text:span></text:p>
      <text:p text:style-name="P15"/>
      <text:p text:style-name="P8">Some of the tools we work with in our weekly meetings are the archetypes based on the work of the psychologist Jung and linking these with gateway emotions and the 4 agreements as introduced by the book of the same name by...</text:p>
      <text:p text:style-name="P9"><text:s/><text:span text:style-name="T34">Lover s addict, sexual predator, robot, feeling and caring. Gateway grief, I take nothing personally</text:span></text:p>
      <text:p text:style-name="P10">Warrior aggressive, violent or pushover, no boundaries versus capable doer, anger, I do my honourable best</text:p>
      <text:p text:style-name="P10">Magician, manipulator, doubter vs informed and conscious, fear, I make no assumptions</text:p>
      <text:p text:style-name="P10">King, tyrant or abdicator vs fair and just ruler, joy, my word is my bond</text:p>
      <text:p text:style-name="P10"/>
      <text:p text:style-name="P10">Good framework for identifying imbalance, 4 agreements simple guideline for integrity and peace of mind</text:p>
      <text:p text:style-name="P21"/>
      <text:p text:style-name="P40">What we offer</text:p>
      <text:p text:style-name="P26"/>
      <text:p text:style-name="P43"><text:span text:style-name="T1">As a group we aim to model healthy male behaviour. <text:s/>In our weekly meetings we work on ourselves </text:span><text:span text:style-name="T7">and</text:span><text:span text:style-name="T1"> support each other in that work. <text:s/></text:span><text:span text:style-name="T7">From this we draw strength and experience enabling us to offer the following:</text:span></text:p>
      <text:p text:style-name="P24"/>
      <text:p text:style-name="P42">Mentoring<text:span text:style-name="T1">:</text:span></text:p>
      <text:p text:style-name="P29"/>
      <text:p text:style-name="P42"><text:span text:style-name="T9">Several of our members are available as mentors for younger men. <text:s/>This is </text:span><text:span text:style-name="T7">one on one work </text:span><text:span text:style-name="T9">over a period of time and it requires a strong willingness and commitment from the mentore</text:span><text:span text:style-name="T10">d man</text:span><text:span text:style-name="T9">. <text:s/>Within the context of our group we have received mentoring training from both ABOB as well as individual elders of the New Mankind movement. <text:s/></text:span><text:span text:style-name="T23">This is further strengthened by </text:span><text:span text:style-name="T28">professional</text:span><text:span text:style-name="T23"> </text:span><text:span text:style-name="T24">individual </text:span><text:span text:style-name="T23">expertise </text:span><text:span text:style-name="T24">and experience of</text:span><text:span text:style-name="T23"> members of AB.</text:span><text:span text:style-name="T9"> <text:s/>Furthermore, whilst the mentoring sessions </text:span><text:soft-page-break/><text:span text:style-name="T9">are one on one, each mentor is supported by the group as a whole.</text:span><text:span text:style-name="T7"> <text:s/></text:span><text:span text:style-name="T9">Apart from supporting the young man being mentored in his life and life choices we also aim to ready him</text:span><text:span text:style-name="T7"> for initiation </text:span><text:span text:style-name="T9">(see below).</text:span></text:p>
      <text:p text:style-name="P28"/>
      <text:p text:style-name="P33">Mentoring philosophy:</text:p>
      <text:p text:style-name="P28">We are working on the premise that raised awareness and self- reflection is</text:p>
      <text:p text:style-name="P28">the path to empowerment and transformation. We’re helping young men gain a</text:p>
      <text:p text:style-name="P28">wider and more objective perspective on their everyday world. We are also</text:p>
      <text:p text:style-name="P28">helping them understand the role that they play in creating their own reality</text:p>
      <text:p text:style-name="P28">and the potential impact they could choose to make in changing it for the</text:p>
      <text:p text:style-name="P28">better. We’re helping them put words to feelings and become more in touch</text:p>
      <text:p text:style-name="P28">with and conscious of these powerful forces.</text:p>
      <text:p text:style-name="P28"/>
      <text:p text:style-name="P28">We are raising awareness and broadening perspective <text:span text:style-name="T29">both</text:span>.</text:p>
      <text:p text:style-name="P28">Most adult learning involves a certain amount of unlearning but our task as</text:p>
      <text:p text:style-name="P28">mentors is never about making him wrong, rather more about pointing out</text:p>
      <text:p text:style-name="P28">options and future choices that he perhaps hadn’t realised or thought about</text:p>
      <text:p text:style-name="P28">before – in that sense we are opening up his “possibility sphere”, bringing in</text:p>
      <text:p text:style-name="P28">other angles and showing that we always have choices in how we respond.</text:p>
      <text:p text:style-name="P28"/>
      <text:p text:style-name="P11"><text:span text:style-name="T21">R</text:span>ole modelling, leading by example, trust</text:p>
      <text:p text:style-name="P11"/>
      <text:p text:style-name="P11">Weekly goals or stretches</text:p>
      <text:p text:style-name="P11">Stimulating o new possibilities</text:p>
      <text:p text:style-name="P32"/>
      <text:p text:style-name="P32"/>
      <text:p text:style-name="P32"><text:span text:style-name="T35">Here are some k</text:span>ey <text:span text:style-name="T35">q</text:span>uestions <text:span text:style-name="T35">that we might ask in the mentoring process. <text:s/>Please feel free to ponder these in regard to yourself:</text:span></text:p>
      <text:p text:style-name="P32"/>
      <text:p text:style-name="P32">What’s motivating you to stay out of trouble?</text:p>
      <text:p text:style-name="P32">Who are the key people in your life?</text:p>
      <text:p text:style-name="P32">What are the relationships that need repairing?</text:p>
      <text:p text:style-name="P32"><text:span text:style-name="T33">What are your m</text:span>ajor regrets?</text:p>
      <text:p text:style-name="P32">What is a realistic short-term plan/strategy?</text:p>
      <text:p text:style-name="P32">What inspires you in life?</text:p>
      <text:p text:style-name="P32"/>
      <text:p text:style-name="P32"/>
      <text:p text:style-name="P26"/>
      <text:p text:style-name="P41">Initiations/Rite of passage<text:span text:style-name="T1">: </text:span></text:p>
      <text:p text:style-name="P27"/>
      <text:p text:style-name="P27"><text:span text:style-name="T29">M</text:span>ale initiation <text:span text:style-name="T29">is vital </text:span>in building a safe and strong community. <text:s/><text:span text:style-name="T26">We are honoured to offer this service here in the Alpujarras:</text:span></text:p>
      <text:p text:style-name="P27"/>
      <text:p text:style-name="P12">open to any man, young or old, who is willing to make a change in their life, deal with their shit.. <text:s/>at this point adults only, 18+ <text:span text:style-name="T30">because...</text:span></text:p>
      <text:p text:style-name="P13"/>
      <text:p text:style-name="P16"><text:span text:style-name="T4">all traditional societies at one stage offered rite of passage rituals to both men and women, <text:s/>Whole village community, elders, wisdom being passed on.. <text:s/>very few modern men have gone through an initiation. <text:s/></text:span><text:span text:style-name="T7">it’s never too late, you can finally become a real grown up at age 18, 25, 40, </text:span><text:span text:style-name="T12">60</text:span><text:span text:style-name="T7"> or even </text:span><text:span text:style-name="T12">85</text:span><text:span text:style-name="T7">! </text:span><text:span text:style-name="T8">What we do will be a surprise, expect the unexpected, be ready for a life changing experience.</text:span><text:span text:style-name="T4"> Precondition to joining is a real desire to ‘</text:span><text:span text:style-name="T9">go there’, even if or especially when it involves making yourself vulnerable.</text:span></text:p>
      <text:p text:style-name="P26"/>
      <text:p text:style-name="P40"><text:soft-page-break/>Community support:</text:p>
      <text:p text:style-name="P17"><text:span text:style-name="T1">It takes a whole </text:span><text:span text:style-name="T8">community</text:span><text:span text:style-name="T1"> to </text:span><text:span text:style-name="T8">rear a child</text:span><text:span text:style-name="T1">. <text:s/>Where that </text:span><text:span text:style-name="T8">has been</text:span><text:span text:style-name="T1"> missing we </text:span><text:span text:style-name="T8">hope to </text:span><text:span text:style-name="T1">step in.</text:span></text:p>
      <text:p text:style-name="P13">Also, as a strong group of willing and able men we offer support for local institutions, work days, cultural events...</text:p>
      <text:p text:style-name="P26"/>
      <text:p text:style-name="P45">Weekly meetings:<text:span text:style-name="T1"> </text:span></text:p>
      <text:p text:style-name="P18"><text:span text:style-name="T8">A</text:span><text:span text:style-name="T1">s what we do at our meetings is based on trust, confidentiality and the willingness to </text:span><text:span text:style-name="T8">make oneself vulnerable and</text:span><text:span text:style-name="T1"> ‘go there’, we require a safe container and are therefore a closed group. <text:s/>The first step to joining is going through the initiation. <text:s/>Initiated men can then request to join the group and go through an induction process, being handed the tools and shown how to use them. <text:s/>Commitment</text:span></text:p>
      <text:p text:style-name="P23"/>
      <text:p text:style-name="P44">Wisdom of elders:</text:p>
      <text:p text:style-name="P44"><text:span text:style-name="T1">We are constantly being supported and trained by elders of the New Mankind movement and thus one of the points of dissemination of this beautiful transformative, both on a personal as well a a social level, movement. <text:s/></text:span><text:span text:style-name="T6">Open evenings with guest speakers</text:span></text:p>
      <text:p text:style-name="P23"/>
      <text:p text:style-name="P23"/>
      <text:p text:style-name="P44">Take Action!</text:p>
      <text:p text:style-name="P44"/>
      <text:p text:style-name="P31">Want to know more, get a call, meet one or a few of us in person, get in touch</text:p>
      <text:p text:style-name="P23"/>
      <text:p text:style-name="P23">Interested in Initiation, get in touch</text:p>
      <text:p text:style-name="P23"/>
      <text:p text:style-name="P23">Young man in need of support/mentoring, get in touch</text:p>
      <text:p text:style-name="P23"><text:s/>(ideally young man himself but we are also willing to reach out if pointed in the right direction, some of us have lived here for decades so unless young man only recently arrived there should be some point of contact)</text:p>
      <text:p text:style-name="P23"/>
      <text:p text:style-name="P23">Community action/support</text:p>
      <text:p text:style-name="P23">need help? We can’t promise but willing to do our best</text:p>
      <text:p text:style-name="P23"/>
      <text:p text:style-name="P23"/>
      <text:p text:style-name="P48">How to get in touch</text:p>
      <text:p text:style-name="P48"/>
      <text:p text:style-name="P36">you can call, text or email any of the following members of AB:</text:p>
      <text:p text:style-name="P36"/>
      <text:p text:style-name="P36">Simon rides around on big motorbikes all day long</text:p>
      <text:p text:style-name="P36"/>
      <text:p text:style-name="P36">Ricardo is a professional alberqua builder and plumber. He will fix any leak!</text:p>
      <text:p text:style-name="P36"/>
      <text:p text:style-name="P37">Jens is a handsome devil who will teach you a dance move or tw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2T12:41:58.196175025</meta:creation-date>
    <dc:date>2023-08-10T18:52:58.334949375</dc:date>
    <meta:editing-duration>PT1H11M30S</meta:editing-duration>
    <meta:editing-cycles>11</meta:editing-cycles>
    <meta:generator>LibreOffice/7.3.7.2$Linux_X86_64 LibreOffice_project/30$Build-2</meta:generator>
    <meta:document-statistic meta:table-count="0" meta:image-count="0" meta:object-count="0" meta:page-count="4" meta:paragraph-count="80" meta:word-count="1661" meta:character-count="9584" meta:non-whitespace-character-count="7947"/>
  </office:meta>
</office:document-meta>
</file>